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penMP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12940087880" calcext:value-type="float">
            <text:p>12940087880</text:p>
          </table:table-cell>
          <table:table-cell office:value-type="float" office:value="12972940179" calcext:value-type="float">
            <text:p>12972940179</text:p>
          </table:table-cell>
          <table:table-cell office:value-type="float" office:value="12938787239" calcext:value-type="float">
            <text:p>12938787239</text:p>
          </table:table-cell>
          <table:table-cell office:value-type="float" office:value="12938893977" calcext:value-type="float">
            <text:p>12938893977</text:p>
          </table:table-cell>
          <table:table-cell office:value-type="float" office:value="12937149752" calcext:value-type="float">
            <text:p>12937149752</text:p>
          </table:table-cell>
          <table:table-cell office:value-type="float" office:value="12961669976" calcext:value-type="float">
            <text:p>12961669976</text:p>
          </table:table-cell>
          <table:table-cell office:value-type="float" office:value="12954329411" calcext:value-type="float">
            <text:p>12954329411</text:p>
          </table:table-cell>
          <table:table-cell office:value-type="float" office:value="12939066213" calcext:value-type="float">
            <text:p>12939066213</text:p>
          </table:table-cell>
          <table:table-cell office:value-type="float" office:value="12938969358" calcext:value-type="float">
            <text:p>12938969358</text:p>
          </table:table-cell>
          <table:table-cell office:value-type="float" office:value="12940264695" calcext:value-type="float">
            <text:p>12940264695</text:p>
          </table:table-cell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12911910835" calcext:value-type="float">
            <text:p>12911910835</text:p>
          </table:table-cell>
          <table:table-cell office:value-type="float" office:value="12913862251" calcext:value-type="float">
            <text:p>12913862251</text:p>
          </table:table-cell>
          <table:table-cell office:value-type="float" office:value="12914452792" calcext:value-type="float">
            <text:p>12914452792</text:p>
          </table:table-cell>
          <table:table-cell office:value-type="float" office:value="12904214746" calcext:value-type="float">
            <text:p>12904214746</text:p>
          </table:table-cell>
          <table:table-cell office:value-type="float" office:value="12895389486" calcext:value-type="float">
            <text:p>12895389486</text:p>
          </table:table-cell>
          <table:table-cell office:value-type="float" office:value="12906586566" calcext:value-type="float">
            <text:p>12906586566</text:p>
          </table:table-cell>
          <table:table-cell office:value-type="float" office:value="12909961827" calcext:value-type="float">
            <text:p>12909961827</text:p>
          </table:table-cell>
          <table:table-cell office:value-type="float" office:value="12909958776" calcext:value-type="float">
            <text:p>12909958776</text:p>
          </table:table-cell>
          <table:table-cell office:value-type="float" office:value="12895948310" calcext:value-type="float">
            <text:p>12895948310</text:p>
          </table:table-cell>
          <table:table-cell office:value-type="float" office:value="12910247183" calcext:value-type="float">
            <text:p>12910247183</text:p>
          </table:table-cell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7190697981" calcext:value-type="float">
            <text:p>7190697981</text:p>
          </table:table-cell>
          <table:table-cell office:value-type="float" office:value="7855875875" calcext:value-type="float">
            <text:p>7855875875</text:p>
          </table:table-cell>
          <table:table-cell office:value-type="float" office:value="7157205208" calcext:value-type="float">
            <text:p>7157205208</text:p>
          </table:table-cell>
          <table:table-cell office:value-type="float" office:value="7518064244" calcext:value-type="float">
            <text:p>7518064244</text:p>
          </table:table-cell>
          <table:table-cell office:value-type="float" office:value="7820942955" calcext:value-type="float">
            <text:p>7820942955</text:p>
          </table:table-cell>
          <table:table-cell office:value-type="float" office:value="9610873631" calcext:value-type="float">
            <text:p>9610873631</text:p>
          </table:table-cell>
          <table:table-cell office:value-type="float" office:value="8568030357" calcext:value-type="float">
            <text:p>8568030357</text:p>
          </table:table-cell>
          <table:table-cell office:value-type="float" office:value="8333523512" calcext:value-type="float">
            <text:p>8333523512</text:p>
          </table:table-cell>
          <table:table-cell office:value-type="float" office:value="8733906041" calcext:value-type="float">
            <text:p>8733906041</text:p>
          </table:table-cell>
          <table:table-cell office:value-type="float" office:value="8048149008" calcext:value-type="float">
            <text:p>8048149008</text:p>
          </table:table-cell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63936478966" calcext:value-type="float">
            <text:p>63936478966</text:p>
          </table:table-cell>
          <table:table-cell office:value-type="float" office:value="64022172390" calcext:value-type="float">
            <text:p>64022172390</text:p>
          </table:table-cell>
          <table:table-cell office:value-type="float" office:value="63884318401" calcext:value-type="float">
            <text:p>63884318401</text:p>
          </table:table-cell>
          <table:table-cell office:value-type="float" office:value="63744932559" calcext:value-type="float">
            <text:p>63744932559</text:p>
          </table:table-cell>
          <table:table-cell office:value-type="float" office:value="63691007826" calcext:value-type="float">
            <text:p>63691007826</text:p>
          </table:table-cell>
          <table:table-cell office:value-type="float" office:value="64026942058" calcext:value-type="float">
            <text:p>64026942058</text:p>
          </table:table-cell>
          <table:table-cell office:value-type="float" office:value="63769811440" calcext:value-type="float">
            <text:p>63769811440</text:p>
          </table:table-cell>
          <table:table-cell office:value-type="float" office:value="63901027439" calcext:value-type="float">
            <text:p>63901027439</text:p>
          </table:table-cell>
          <table:table-cell office:value-type="float" office:value="63699156254" calcext:value-type="float">
            <text:p>63699156254</text:p>
          </table:table-cell>
          <table:table-cell office:value-type="float" office:value="64176865204" calcext:value-type="float">
            <text:p>64176865204</text:p>
          </table:table-cell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1184691009731" calcext:value-type="float">
            <text:p>1184691009731</text:p>
          </table:table-cell>
          <table:table-cell office:value-type="float" office:value="1176060396159" calcext:value-type="float">
            <text:p>1176060396159</text:p>
          </table:table-cell>
          <table:table-cell office:value-type="float" office:value="1179212025425" calcext:value-type="float">
            <text:p>1179212025425</text:p>
          </table:table-cell>
          <table:table-cell office:value-type="float" office:value="1200146460149" calcext:value-type="float">
            <text:p>1200146460149</text:p>
          </table:table-cell>
          <table:table-cell office:value-type="float" office:value="1216178114573" calcext:value-type="float">
            <text:p>1216178114573</text:p>
          </table:table-cell>
          <table:table-cell office:value-type="float" office:value="1183488026273" calcext:value-type="float">
            <text:p>1183488026273</text:p>
          </table:table-cell>
          <table:table-cell office:value-type="float" office:value="1197550492049" calcext:value-type="float">
            <text:p>1197550492049</text:p>
          </table:table-cell>
          <table:table-cell office:value-type="float" office:value="1200081736188" calcext:value-type="float">
            <text:p>1200081736188</text:p>
          </table:table-cell>
          <table:table-cell office:value-type="float" office:value="1206460591462" calcext:value-type="float">
            <text:p>1206460591462</text:p>
          </table:table-cell>
          <table:table-cell office:value-type="float" office:value="1183634971071" calcext:value-type="float">
            <text:p>1183634971071</text:p>
          </table:table-cell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618614292859" calcext:value-type="float">
            <text:p>618614292859</text:p>
          </table:table-cell>
          <table:table-cell office:value-type="float" office:value="618614127926" calcext:value-type="float">
            <text:p>618614127926</text:p>
          </table:table-cell>
          <table:table-cell office:value-type="float" office:value="618614286851" calcext:value-type="float">
            <text:p>618614286851</text:p>
          </table:table-cell>
          <table:table-cell office:value-type="float" office:value="618613875542" calcext:value-type="float">
            <text:p>618613875542</text:p>
          </table:table-cell>
          <table:table-cell office:value-type="float" office:value="618613882331" calcext:value-type="float">
            <text:p>618613882331</text:p>
          </table:table-cell>
          <table:table-cell office:value-type="float" office:value="618613886075" calcext:value-type="float">
            <text:p>618613886075</text:p>
          </table:table-cell>
          <table:table-cell office:value-type="float" office:value="618613874346" calcext:value-type="float">
            <text:p>618613874346</text:p>
          </table:table-cell>
          <table:table-cell office:value-type="float" office:value="618613884731" calcext:value-type="float">
            <text:p>618613884731</text:p>
          </table:table-cell>
          <table:table-cell office:value-type="float" office:value="618613884877" calcext:value-type="float">
            <text:p>618613884877</text:p>
          </table:table-cell>
          <table:table-cell office:value-type="float" office:value="618614448935" calcext:value-type="float">
            <text:p>618614448935</text:p>
          </table:table-cell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<text:s/>OpenMP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6480499822" calcext:value-type="float">
            <text:p>6480499822</text:p>
          </table:table-cell>
          <table:table-cell office:value-type="float" office:value="6480697671" calcext:value-type="float">
            <text:p>6480697671</text:p>
          </table:table-cell>
          <table:table-cell office:value-type="float" office:value="6491184104" calcext:value-type="float">
            <text:p>6491184104</text:p>
          </table:table-cell>
          <table:table-cell office:value-type="float" office:value="6479554312" calcext:value-type="float">
            <text:p>6479554312</text:p>
          </table:table-cell>
          <table:table-cell office:value-type="float" office:value="6492685752" calcext:value-type="float">
            <text:p>6492685752</text:p>
          </table:table-cell>
          <table:table-cell office:value-type="float" office:value="6478165409" calcext:value-type="float">
            <text:p>6478165409</text:p>
          </table:table-cell>
          <table:table-cell office:value-type="float" office:value="6478037351" calcext:value-type="float">
            <text:p>6478037351</text:p>
          </table:table-cell>
          <table:table-cell office:value-type="float" office:value="6478098197" calcext:value-type="float">
            <text:p>6478098197</text:p>
          </table:table-cell>
          <table:table-cell office:value-type="float" office:value="6479077658" calcext:value-type="float">
            <text:p>6479077658</text:p>
          </table:table-cell>
          <table:table-cell office:value-type="float" office:value="6485527114" calcext:value-type="float">
            <text:p>6485527114</text:p>
          </table:table-cell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6463433793" calcext:value-type="float">
            <text:p>6463433793</text:p>
          </table:table-cell>
          <table:table-cell office:value-type="float" office:value="6464733890" calcext:value-type="float">
            <text:p>6464733890</text:p>
          </table:table-cell>
          <table:table-cell office:value-type="float" office:value="6464593591" calcext:value-type="float">
            <text:p>6464593591</text:p>
          </table:table-cell>
          <table:table-cell office:value-type="float" office:value="6464200747" calcext:value-type="float">
            <text:p>6464200747</text:p>
          </table:table-cell>
          <table:table-cell office:value-type="float" office:value="6463751064" calcext:value-type="float">
            <text:p>6463751064</text:p>
          </table:table-cell>
          <table:table-cell office:value-type="float" office:value="6459663012" calcext:value-type="float">
            <text:p>6459663012</text:p>
          </table:table-cell>
          <table:table-cell office:value-type="float" office:value="6465511988" calcext:value-type="float">
            <text:p>6465511988</text:p>
          </table:table-cell>
          <table:table-cell office:value-type="float" office:value="6463835945" calcext:value-type="float">
            <text:p>6463835945</text:p>
          </table:table-cell>
          <table:table-cell office:value-type="float" office:value="6463676977" calcext:value-type="float">
            <text:p>6463676977</text:p>
          </table:table-cell>
          <table:table-cell office:value-type="float" office:value="6462024500" calcext:value-type="float">
            <text:p>6462024500</text:p>
          </table:table-cell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5619395896" calcext:value-type="float">
            <text:p>5619395896</text:p>
          </table:table-cell>
          <table:table-cell office:value-type="float" office:value="5881518679" calcext:value-type="float">
            <text:p>5881518679</text:p>
          </table:table-cell>
          <table:table-cell office:value-type="float" office:value="5896187872" calcext:value-type="float">
            <text:p>5896187872</text:p>
          </table:table-cell>
          <table:table-cell office:value-type="float" office:value="5371320363" calcext:value-type="float">
            <text:p>5371320363</text:p>
          </table:table-cell>
          <table:table-cell office:value-type="float" office:value="5649106444" calcext:value-type="float">
            <text:p>5649106444</text:p>
          </table:table-cell>
          <table:table-cell office:value-type="float" office:value="5983492826" calcext:value-type="float">
            <text:p>5983492826</text:p>
          </table:table-cell>
          <table:table-cell office:value-type="float" office:value="5799409984" calcext:value-type="float">
            <text:p>5799409984</text:p>
          </table:table-cell>
          <table:table-cell office:value-type="float" office:value="5292439957" calcext:value-type="float">
            <text:p>5292439957</text:p>
          </table:table-cell>
          <table:table-cell office:value-type="float" office:value="5264942169" calcext:value-type="float">
            <text:p>5264942169</text:p>
          </table:table-cell>
          <table:table-cell office:value-type="float" office:value="5967957041" calcext:value-type="float">
            <text:p>5967957041</text:p>
          </table:table-cell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31388748094" calcext:value-type="float">
            <text:p>31388748094</text:p>
          </table:table-cell>
          <table:table-cell office:value-type="float" office:value="31382327008" calcext:value-type="float">
            <text:p>31382327008</text:p>
          </table:table-cell>
          <table:table-cell office:value-type="float" office:value="31393126229" calcext:value-type="float">
            <text:p>31393126229</text:p>
          </table:table-cell>
          <table:table-cell office:value-type="float" office:value="31525573762" calcext:value-type="float">
            <text:p>31525573762</text:p>
          </table:table-cell>
          <table:table-cell office:value-type="float" office:value="31371682362" calcext:value-type="float">
            <text:p>31371682362</text:p>
          </table:table-cell>
          <table:table-cell office:value-type="float" office:value="31426193999" calcext:value-type="float">
            <text:p>31426193999</text:p>
          </table:table-cell>
          <table:table-cell office:value-type="float" office:value="31490545720" calcext:value-type="float">
            <text:p>31490545720</text:p>
          </table:table-cell>
          <table:table-cell office:value-type="float" office:value="31506131766" calcext:value-type="float">
            <text:p>31506131766</text:p>
          </table:table-cell>
          <table:table-cell office:value-type="float" office:value="31522268069" calcext:value-type="float">
            <text:p>31522268069</text:p>
          </table:table-cell>
          <table:table-cell office:value-type="float" office:value="31448840493" calcext:value-type="float">
            <text:p>31448840493</text:p>
          </table:table-cell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635490461000" calcext:value-type="float">
            <text:p>635490461000</text:p>
          </table:table-cell>
          <table:table-cell office:value-type="float" office:value="634619019287" calcext:value-type="float">
            <text:p>634619019287</text:p>
          </table:table-cell>
          <table:table-cell office:value-type="float" office:value="636429131576" calcext:value-type="float">
            <text:p>636429131576</text:p>
          </table:table-cell>
          <table:table-cell office:value-type="float" office:value="626834637571" calcext:value-type="float">
            <text:p>626834637571</text:p>
          </table:table-cell>
          <table:table-cell office:value-type="float" office:value="634672596961" calcext:value-type="float">
            <text:p>634672596961</text:p>
          </table:table-cell>
          <table:table-cell office:value-type="float" office:value="646753706342" calcext:value-type="float">
            <text:p>646753706342</text:p>
          </table:table-cell>
          <table:table-cell office:value-type="float" office:value="632673609037" calcext:value-type="float">
            <text:p>632673609037</text:p>
          </table:table-cell>
          <table:table-cell office:value-type="float" office:value="626824436415" calcext:value-type="float">
            <text:p>626824436415</text:p>
          </table:table-cell>
          <table:table-cell office:value-type="float" office:value="625228839558" calcext:value-type="float">
            <text:p>625228839558</text:p>
          </table:table-cell>
          <table:table-cell office:value-type="float" office:value="641267260396" calcext:value-type="float">
            <text:p>641267260396</text:p>
          </table:table-cell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309315332535" calcext:value-type="float">
            <text:p>309315332535</text:p>
          </table:table-cell>
          <table:table-cell office:value-type="float" office:value="309315332847" calcext:value-type="float">
            <text:p>309315332847</text:p>
          </table:table-cell>
          <table:table-cell office:value-type="float" office:value="309309031339" calcext:value-type="float">
            <text:p>309309031339</text:p>
          </table:table-cell>
          <table:table-cell office:value-type="float" office:value="309315330745" calcext:value-type="float">
            <text:p>309315330745</text:p>
          </table:table-cell>
          <table:table-cell office:value-type="float" office:value="309315331633" calcext:value-type="float">
            <text:p>309315331633</text:p>
          </table:table-cell>
          <table:table-cell office:value-type="float" office:value="309311179458" calcext:value-type="float">
            <text:p>309311179458</text:p>
          </table:table-cell>
          <table:table-cell office:value-type="float" office:value="309313281835" calcext:value-type="float">
            <text:p>309313281835</text:p>
          </table:table-cell>
          <table:table-cell office:value-type="float" office:value="309315331828" calcext:value-type="float">
            <text:p>309315331828</text:p>
          </table:table-cell>
          <table:table-cell office:value-type="float" office:value="309315330956" calcext:value-type="float">
            <text:p>309315330956</text:p>
          </table:table-cell>
          <table:table-cell office:value-type="float" office:value="309313279992" calcext:value-type="float">
            <text:p>3093132799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penMP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3242962339" calcext:value-type="float">
            <text:p>3242962339</text:p>
          </table:table-cell>
          <table:table-cell office:value-type="float" office:value="3243327666" calcext:value-type="float">
            <text:p>3243327666</text:p>
          </table:table-cell>
          <table:table-cell office:value-type="float" office:value="3241950199" calcext:value-type="float">
            <text:p>3241950199</text:p>
          </table:table-cell>
          <table:table-cell office:value-type="float" office:value="3248442740" calcext:value-type="float">
            <text:p>3248442740</text:p>
          </table:table-cell>
          <table:table-cell office:value-type="float" office:value="3242690546" calcext:value-type="float">
            <text:p>3242690546</text:p>
          </table:table-cell>
          <table:table-cell office:value-type="float" office:value="3242810277" calcext:value-type="float">
            <text:p>3242810277</text:p>
          </table:table-cell>
          <table:table-cell office:value-type="float" office:value="3242645985" calcext:value-type="float">
            <text:p>3242645985</text:p>
          </table:table-cell>
          <table:table-cell office:value-type="float" office:value="3243251067" calcext:value-type="float">
            <text:p>3243251067</text:p>
          </table:table-cell>
          <table:table-cell office:value-type="float" office:value="3243600266" calcext:value-type="float">
            <text:p>3243600266</text:p>
          </table:table-cell>
          <table:table-cell office:value-type="float" office:value="3242966839" calcext:value-type="float">
            <text:p>3242966839</text:p>
          </table:table-cell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3234342177" calcext:value-type="float">
            <text:p>3234342177</text:p>
          </table:table-cell>
          <table:table-cell office:value-type="float" office:value="3235037658" calcext:value-type="float">
            <text:p>3235037658</text:p>
          </table:table-cell>
          <table:table-cell office:value-type="float" office:value="3231555395" calcext:value-type="float">
            <text:p>3231555395</text:p>
          </table:table-cell>
          <table:table-cell office:value-type="float" office:value="3235897492" calcext:value-type="float">
            <text:p>3235897492</text:p>
          </table:table-cell>
          <table:table-cell office:value-type="float" office:value="3234309722" calcext:value-type="float">
            <text:p>3234309722</text:p>
          </table:table-cell>
          <table:table-cell office:value-type="float" office:value="3234839262" calcext:value-type="float">
            <text:p>3234839262</text:p>
          </table:table-cell>
          <table:table-cell office:value-type="float" office:value="3234597222" calcext:value-type="float">
            <text:p>3234597222</text:p>
          </table:table-cell>
          <table:table-cell office:value-type="float" office:value="3235237797" calcext:value-type="float">
            <text:p>3235237797</text:p>
          </table:table-cell>
          <table:table-cell office:value-type="float" office:value="3233440878" calcext:value-type="float">
            <text:p>3233440878</text:p>
          </table:table-cell>
          <table:table-cell office:value-type="float" office:value="3233403422" calcext:value-type="float">
            <text:p>3233403422</text:p>
          </table:table-cell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3067556184" calcext:value-type="float">
            <text:p>3067556184</text:p>
          </table:table-cell>
          <table:table-cell office:value-type="float" office:value="3072371818" calcext:value-type="float">
            <text:p>3072371818</text:p>
          </table:table-cell>
          <table:table-cell office:value-type="float" office:value="3152857906" calcext:value-type="float">
            <text:p>3152857906</text:p>
          </table:table-cell>
          <table:table-cell office:value-type="float" office:value="3045019287" calcext:value-type="float">
            <text:p>3045019287</text:p>
          </table:table-cell>
          <table:table-cell office:value-type="float" office:value="3047505321" calcext:value-type="float">
            <text:p>3047505321</text:p>
          </table:table-cell>
          <table:table-cell office:value-type="float" office:value="3063396411" calcext:value-type="float">
            <text:p>3063396411</text:p>
          </table:table-cell>
          <table:table-cell office:value-type="float" office:value="3068139939" calcext:value-type="float">
            <text:p>3068139939</text:p>
          </table:table-cell>
          <table:table-cell office:value-type="float" office:value="3044208456" calcext:value-type="float">
            <text:p>3044208456</text:p>
          </table:table-cell>
          <table:table-cell office:value-type="float" office:value="3059969946" calcext:value-type="float">
            <text:p>3059969946</text:p>
          </table:table-cell>
          <table:table-cell office:value-type="float" office:value="3063141880" calcext:value-type="float">
            <text:p>3063141880</text:p>
          </table:table-cell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15699377719" calcext:value-type="float">
            <text:p>15699377719</text:p>
          </table:table-cell>
          <table:table-cell office:value-type="float" office:value="15687367863" calcext:value-type="float">
            <text:p>15687367863</text:p>
          </table:table-cell>
          <table:table-cell office:value-type="float" office:value="15698664249" calcext:value-type="float">
            <text:p>15698664249</text:p>
          </table:table-cell>
          <table:table-cell office:value-type="float" office:value="15676491794" calcext:value-type="float">
            <text:p>15676491794</text:p>
          </table:table-cell>
          <table:table-cell office:value-type="float" office:value="15695868360" calcext:value-type="float">
            <text:p>15695868360</text:p>
          </table:table-cell>
          <table:table-cell office:value-type="float" office:value="15673150885" calcext:value-type="float">
            <text:p>15673150885</text:p>
          </table:table-cell>
          <table:table-cell office:value-type="float" office:value="15657255598" calcext:value-type="float">
            <text:p>15657255598</text:p>
          </table:table-cell>
          <table:table-cell office:value-type="float" office:value="15676134564" calcext:value-type="float">
            <text:p>15676134564</text:p>
          </table:table-cell>
          <table:table-cell office:value-type="float" office:value="15685459969" calcext:value-type="float">
            <text:p>15685459969</text:p>
          </table:table-cell>
          <table:table-cell office:value-type="float" office:value="15678956985" calcext:value-type="float">
            <text:p>15678956985</text:p>
          </table:table-cell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321972786599" calcext:value-type="float">
            <text:p>321972786599</text:p>
          </table:table-cell>
          <table:table-cell office:value-type="float" office:value="322742637039" calcext:value-type="float">
            <text:p>322742637039</text:p>
          </table:table-cell>
          <table:table-cell office:value-type="float" office:value="325600367951" calcext:value-type="float">
            <text:p>325600367951</text:p>
          </table:table-cell>
          <table:table-cell office:value-type="float" office:value="321654138543" calcext:value-type="float">
            <text:p>321654138543</text:p>
          </table:table-cell>
          <table:table-cell office:value-type="float" office:value="321640261971" calcext:value-type="float">
            <text:p>321640261971</text:p>
          </table:table-cell>
          <table:table-cell office:value-type="float" office:value="321299050217" calcext:value-type="float">
            <text:p>321299050217</text:p>
          </table:table-cell>
          <table:table-cell office:value-type="float" office:value="323527483111" calcext:value-type="float">
            <text:p>323527483111</text:p>
          </table:table-cell>
          <table:table-cell office:value-type="float" office:value="322297977165" calcext:value-type="float">
            <text:p>322297977165</text:p>
          </table:table-cell>
          <table:table-cell office:value-type="float" office:value="322512060368" calcext:value-type="float">
            <text:p>322512060368</text:p>
          </table:table-cell>
          <table:table-cell office:value-type="float" office:value="321542737917" calcext:value-type="float">
            <text:p>321542737917</text:p>
          </table:table-cell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154653482662" calcext:value-type="float">
            <text:p>154653482662</text:p>
          </table:table-cell>
          <table:table-cell office:value-type="float" office:value="154653481784" calcext:value-type="float">
            <text:p>154653481784</text:p>
          </table:table-cell>
          <table:table-cell office:value-type="float" office:value="154653482672" calcext:value-type="float">
            <text:p>154653482672</text:p>
          </table:table-cell>
          <table:table-cell office:value-type="float" office:value="154653482523" calcext:value-type="float">
            <text:p>154653482523</text:p>
          </table:table-cell>
          <table:table-cell office:value-type="float" office:value="154653482490" calcext:value-type="float">
            <text:p>154653482490</text:p>
          </table:table-cell>
          <table:table-cell office:value-type="float" office:value="154653482473" calcext:value-type="float">
            <text:p>154653482473</text:p>
          </table:table-cell>
          <table:table-cell office:value-type="float" office:value="154653482012" calcext:value-type="float">
            <text:p>154653482012</text:p>
          </table:table-cell>
          <table:table-cell office:value-type="float" office:value="154653482463" calcext:value-type="float">
            <text:p>154653482463</text:p>
          </table:table-cell>
          <table:table-cell office:value-type="float" office:value="154653482502" calcext:value-type="float">
            <text:p>154653482502</text:p>
          </table:table-cell>
          <table:table-cell office:value-type="float" office:value="154653481019" calcext:value-type="float">
            <text:p>15465348101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penMP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1621816353" calcext:value-type="float">
            <text:p>1621816353</text:p>
          </table:table-cell>
          <table:table-cell office:value-type="float" office:value="1622000644" calcext:value-type="float">
            <text:p>1622000644</text:p>
          </table:table-cell>
          <table:table-cell office:value-type="float" office:value="1621282623" calcext:value-type="float">
            <text:p>1621282623</text:p>
          </table:table-cell>
          <table:table-cell office:value-type="float" office:value="1621314619" calcext:value-type="float">
            <text:p>1621314619</text:p>
          </table:table-cell>
          <table:table-cell office:value-type="float" office:value="1622070326" calcext:value-type="float">
            <text:p>1622070326</text:p>
          </table:table-cell>
          <table:table-cell office:value-type="float" office:value="1623762739" calcext:value-type="float">
            <text:p>1623762739</text:p>
          </table:table-cell>
          <table:table-cell office:value-type="float" office:value="1627382531" calcext:value-type="float">
            <text:p>1627382531</text:p>
          </table:table-cell>
          <table:table-cell office:value-type="float" office:value="1622358906" calcext:value-type="float">
            <text:p>1622358906</text:p>
          </table:table-cell>
          <table:table-cell office:value-type="float" office:value="1622250504" calcext:value-type="float">
            <text:p>1622250504</text:p>
          </table:table-cell>
          <table:table-cell office:value-type="float" office:value="1623946919" calcext:value-type="float">
            <text:p>1623946919</text:p>
          </table:table-cell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1614228169" calcext:value-type="float">
            <text:p>1614228169</text:p>
          </table:table-cell>
          <table:table-cell office:value-type="float" office:value="1614910735" calcext:value-type="float">
            <text:p>1614910735</text:p>
          </table:table-cell>
          <table:table-cell office:value-type="float" office:value="1616513022" calcext:value-type="float">
            <text:p>1616513022</text:p>
          </table:table-cell>
          <table:table-cell office:value-type="float" office:value="1616780844" calcext:value-type="float">
            <text:p>1616780844</text:p>
          </table:table-cell>
          <table:table-cell office:value-type="float" office:value="1614384568" calcext:value-type="float">
            <text:p>1614384568</text:p>
          </table:table-cell>
          <table:table-cell office:value-type="float" office:value="1618796998" calcext:value-type="float">
            <text:p>1618796998</text:p>
          </table:table-cell>
          <table:table-cell office:value-type="float" office:value="1617842095" calcext:value-type="float">
            <text:p>1617842095</text:p>
          </table:table-cell>
          <table:table-cell office:value-type="float" office:value="1617415523" calcext:value-type="float">
            <text:p>1617415523</text:p>
          </table:table-cell>
          <table:table-cell office:value-type="float" office:value="1617425054" calcext:value-type="float">
            <text:p>1617425054</text:p>
          </table:table-cell>
          <table:table-cell office:value-type="float" office:value="1617840118" calcext:value-type="float">
            <text:p>1617840118</text:p>
          </table:table-cell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1577186153" calcext:value-type="float">
            <text:p>1577186153</text:p>
          </table:table-cell>
          <table:table-cell office:value-type="float" office:value="1576390325" calcext:value-type="float">
            <text:p>1576390325</text:p>
          </table:table-cell>
          <table:table-cell office:value-type="float" office:value="1568919761" calcext:value-type="float">
            <text:p>1568919761</text:p>
          </table:table-cell>
          <table:table-cell office:value-type="float" office:value="1576576799" calcext:value-type="float">
            <text:p>1576576799</text:p>
          </table:table-cell>
          <table:table-cell office:value-type="float" office:value="1536796729" calcext:value-type="float">
            <text:p>1536796729</text:p>
          </table:table-cell>
          <table:table-cell office:value-type="float" office:value="1535708646" calcext:value-type="float">
            <text:p>1535708646</text:p>
          </table:table-cell>
          <table:table-cell office:value-type="float" office:value="1527472634" calcext:value-type="float">
            <text:p>1527472634</text:p>
          </table:table-cell>
          <table:table-cell office:value-type="float" office:value="1539380731" calcext:value-type="float">
            <text:p>1539380731</text:p>
          </table:table-cell>
          <table:table-cell office:value-type="float" office:value="1532011142" calcext:value-type="float">
            <text:p>1532011142</text:p>
          </table:table-cell>
          <table:table-cell office:value-type="float" office:value="1534069831" calcext:value-type="float">
            <text:p>1534069831</text:p>
          </table:table-cell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7821674271" calcext:value-type="float">
            <text:p>7821674271</text:p>
          </table:table-cell>
          <table:table-cell office:value-type="float" office:value="7824389283" calcext:value-type="float">
            <text:p>7824389283</text:p>
          </table:table-cell>
          <table:table-cell office:value-type="float" office:value="7816720555" calcext:value-type="float">
            <text:p>7816720555</text:p>
          </table:table-cell>
          <table:table-cell office:value-type="float" office:value="7813571489" calcext:value-type="float">
            <text:p>7813571489</text:p>
          </table:table-cell>
          <table:table-cell office:value-type="float" office:value="7839756579" calcext:value-type="float">
            <text:p>7839756579</text:p>
          </table:table-cell>
          <table:table-cell office:value-type="float" office:value="7821101013" calcext:value-type="float">
            <text:p>7821101013</text:p>
          </table:table-cell>
          <table:table-cell office:value-type="float" office:value="7839366777" calcext:value-type="float">
            <text:p>7839366777</text:p>
          </table:table-cell>
          <table:table-cell office:value-type="float" office:value="7842539506" calcext:value-type="float">
            <text:p>7842539506</text:p>
          </table:table-cell>
          <table:table-cell office:value-type="float" office:value="7829603381" calcext:value-type="float">
            <text:p>7829603381</text:p>
          </table:table-cell>
          <table:table-cell office:value-type="float" office:value="7833848738" calcext:value-type="float">
            <text:p>7833848738</text:p>
          </table:table-cell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163020524288" calcext:value-type="float">
            <text:p>163020524288</text:p>
          </table:table-cell>
          <table:table-cell office:value-type="float" office:value="163302346177" calcext:value-type="float">
            <text:p>163302346177</text:p>
          </table:table-cell>
          <table:table-cell office:value-type="float" office:value="162901771676" calcext:value-type="float">
            <text:p>162901771676</text:p>
          </table:table-cell>
          <table:table-cell office:value-type="float" office:value="163038638870" calcext:value-type="float">
            <text:p>163038638870</text:p>
          </table:table-cell>
          <table:table-cell office:value-type="float" office:value="161481512770" calcext:value-type="float">
            <text:p>161481512770</text:p>
          </table:table-cell>
          <table:table-cell office:value-type="float" office:value="161110386474" calcext:value-type="float">
            <text:p>161110386474</text:p>
          </table:table-cell>
          <table:table-cell office:value-type="float" office:value="160867731157" calcext:value-type="float">
            <text:p>160867731157</text:p>
          </table:table-cell>
          <table:table-cell office:value-type="float" office:value="160925017059" calcext:value-type="float">
            <text:p>160925017059</text:p>
          </table:table-cell>
          <table:table-cell office:value-type="float" office:value="160867267110" calcext:value-type="float">
            <text:p>160867267110</text:p>
          </table:table-cell>
          <table:table-cell office:value-type="float" office:value="161200895301" calcext:value-type="float">
            <text:p>161200895301</text:p>
          </table:table-cell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77326761772" calcext:value-type="float">
            <text:p>77326761772</text:p>
          </table:table-cell>
          <table:table-cell office:value-type="float" office:value="77326762469" calcext:value-type="float">
            <text:p>77326762469</text:p>
          </table:table-cell>
          <table:table-cell office:value-type="float" office:value="77326761749" calcext:value-type="float">
            <text:p>77326761749</text:p>
          </table:table-cell>
          <table:table-cell office:value-type="float" office:value="77326762445" calcext:value-type="float">
            <text:p>77326762445</text:p>
          </table:table-cell>
          <table:table-cell office:value-type="float" office:value="77326762349" calcext:value-type="float">
            <text:p>77326762349</text:p>
          </table:table-cell>
          <table:table-cell office:value-type="float" office:value="77326762313" calcext:value-type="float">
            <text:p>77326762313</text:p>
          </table:table-cell>
          <table:table-cell office:value-type="float" office:value="77326760820" calcext:value-type="float">
            <text:p>77326760820</text:p>
          </table:table-cell>
          <table:table-cell office:value-type="float" office:value="77326762361" calcext:value-type="float">
            <text:p>77326762361</text:p>
          </table:table-cell>
          <table:table-cell office:value-type="float" office:value="77326762335" calcext:value-type="float">
            <text:p>77326762335</text:p>
          </table:table-cell>
          <table:table-cell office:value-type="float" office:value="77326763067" calcext:value-type="float">
            <text:p>7732676306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threads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L1 Cache Mis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L2 Cache Mis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L3 Cache Mis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P Instruction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ycle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Instructions: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threads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L1 Cache Mis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L2 Cache Mis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L3 Cache Mis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P Instruction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ycle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Instructions: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threads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L1 Cache Mis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L2 Cache Mis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L3 Cache Mis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P Instruction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ycle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Instructions: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threads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L1 Cache Mis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L2 Cache Mis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L3 Cache Mis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P Instruction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ycle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Instructions: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equenci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25882685664" calcext:value-type="float">
            <text:p>25882685664</text:p>
          </table:table-cell>
          <table:table-cell office:value-type="float" office:value="25870199238" calcext:value-type="float">
            <text:p>25870199238</text:p>
          </table:table-cell>
          <table:table-cell office:value-type="float" office:value="25877694014" calcext:value-type="float">
            <text:p>25877694014</text:p>
          </table:table-cell>
          <table:table-cell office:value-type="float" office:value="25878103765" calcext:value-type="float">
            <text:p>25878103765</text:p>
          </table:table-cell>
          <table:table-cell office:value-type="float" office:value="25870100060" calcext:value-type="float">
            <text:p>25870100060</text:p>
          </table:table-cell>
          <table:table-cell office:value-type="float" office:value="25881832888" calcext:value-type="float">
            <text:p>25881832888</text:p>
          </table:table-cell>
          <table:table-cell office:value-type="float" office:value="25879446316" calcext:value-type="float">
            <text:p>25879446316</text:p>
          </table:table-cell>
          <table:table-cell office:value-type="float" office:value="25869804897" calcext:value-type="float">
            <text:p>25869804897</text:p>
          </table:table-cell>
          <table:table-cell office:value-type="float" office:value="25877884237" calcext:value-type="float">
            <text:p>25877884237</text:p>
          </table:table-cell>
          <table:table-cell office:value-type="float" office:value="25879243556" calcext:value-type="float">
            <text:p>25879243556</text:p>
          </table:table-cell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25751952250" calcext:value-type="float">
            <text:p>25751952250</text:p>
          </table:table-cell>
          <table:table-cell office:value-type="float" office:value="25792542715" calcext:value-type="float">
            <text:p>25792542715</text:p>
          </table:table-cell>
          <table:table-cell office:value-type="float" office:value="25826104350" calcext:value-type="float">
            <text:p>25826104350</text:p>
          </table:table-cell>
          <table:table-cell office:value-type="float" office:value="25822663668" calcext:value-type="float">
            <text:p>25822663668</text:p>
          </table:table-cell>
          <table:table-cell office:value-type="float" office:value="25785781928" calcext:value-type="float">
            <text:p>25785781928</text:p>
          </table:table-cell>
          <table:table-cell office:value-type="float" office:value="25813739796" calcext:value-type="float">
            <text:p>25813739796</text:p>
          </table:table-cell>
          <table:table-cell office:value-type="float" office:value="25810707110" calcext:value-type="float">
            <text:p>25810707110</text:p>
          </table:table-cell>
          <table:table-cell office:value-type="float" office:value="25791347674" calcext:value-type="float">
            <text:p>25791347674</text:p>
          </table:table-cell>
          <table:table-cell office:value-type="float" office:value="25814668615" calcext:value-type="float">
            <text:p>25814668615</text:p>
          </table:table-cell>
          <table:table-cell office:value-type="float" office:value="25808901152" calcext:value-type="float">
            <text:p>25808901152</text:p>
          </table:table-cell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24931535972" calcext:value-type="float">
            <text:p>24931535972</text:p>
          </table:table-cell>
          <table:table-cell office:value-type="float" office:value="25597457214" calcext:value-type="float">
            <text:p>25597457214</text:p>
          </table:table-cell>
          <table:table-cell office:value-type="float" office:value="24748228800" calcext:value-type="float">
            <text:p>24748228800</text:p>
          </table:table-cell>
          <table:table-cell office:value-type="float" office:value="24714940797" calcext:value-type="float">
            <text:p>24714940797</text:p>
          </table:table-cell>
          <table:table-cell office:value-type="float" office:value="25617548160" calcext:value-type="float">
            <text:p>25617548160</text:p>
          </table:table-cell>
          <table:table-cell office:value-type="float" office:value="24740339331" calcext:value-type="float">
            <text:p>24740339331</text:p>
          </table:table-cell>
          <table:table-cell office:value-type="float" office:value="24749045892" calcext:value-type="float">
            <text:p>24749045892</text:p>
          </table:table-cell>
          <table:table-cell office:value-type="float" office:value="25584574982" calcext:value-type="float">
            <text:p>25584574982</text:p>
          </table:table-cell>
          <table:table-cell office:value-type="float" office:value="24732719074" calcext:value-type="float">
            <text:p>24732719074</text:p>
          </table:table-cell>
          <table:table-cell office:value-type="float" office:value="24713285985" calcext:value-type="float">
            <text:p>24713285985</text:p>
          </table:table-cell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147971191576" calcext:value-type="float">
            <text:p>147971191576</text:p>
          </table:table-cell>
          <table:table-cell office:value-type="float" office:value="146389896975" calcext:value-type="float">
            <text:p>146389896975</text:p>
          </table:table-cell>
          <table:table-cell office:value-type="float" office:value="146249594322" calcext:value-type="float">
            <text:p>146249594322</text:p>
          </table:table-cell>
          <table:table-cell office:value-type="float" office:value="146285488494" calcext:value-type="float">
            <text:p>146285488494</text:p>
          </table:table-cell>
          <table:table-cell office:value-type="float" office:value="146311571108" calcext:value-type="float">
            <text:p>146311571108</text:p>
          </table:table-cell>
          <table:table-cell office:value-type="float" office:value="147877782541" calcext:value-type="float">
            <text:p>147877782541</text:p>
          </table:table-cell>
          <table:table-cell office:value-type="float" office:value="146239561791" calcext:value-type="float">
            <text:p>146239561791</text:p>
          </table:table-cell>
          <table:table-cell office:value-type="float" office:value="146384206688" calcext:value-type="float">
            <text:p>146384206688</text:p>
          </table:table-cell>
          <table:table-cell office:value-type="float" office:value="146284931055" calcext:value-type="float">
            <text:p>146284931055</text:p>
          </table:table-cell>
          <table:table-cell office:value-type="float" office:value="146306890807" calcext:value-type="float">
            <text:p>146306890807</text:p>
          </table:table-cell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1850800371359" calcext:value-type="float">
            <text:p>1850800371359</text:p>
          </table:table-cell>
          <table:table-cell office:value-type="float" office:value="1855398834189" calcext:value-type="float">
            <text:p>1855398834189</text:p>
          </table:table-cell>
          <table:table-cell office:value-type="float" office:value="1837593491620" calcext:value-type="float">
            <text:p>1837593491620</text:p>
          </table:table-cell>
          <table:table-cell office:value-type="float" office:value="1835044911872" calcext:value-type="float">
            <text:p>1835044911872</text:p>
          </table:table-cell>
          <table:table-cell office:value-type="float" office:value="1855802472468" calcext:value-type="float">
            <text:p>1855802472468</text:p>
          </table:table-cell>
          <table:table-cell office:value-type="float" office:value="1837011758145" calcext:value-type="float">
            <text:p>1837011758145</text:p>
          </table:table-cell>
          <table:table-cell office:value-type="float" office:value="1837983023373" calcext:value-type="float">
            <text:p>1837983023373</text:p>
          </table:table-cell>
          <table:table-cell office:value-type="float" office:value="1854882676516" calcext:value-type="float">
            <text:p>1854882676516</text:p>
          </table:table-cell>
          <table:table-cell office:value-type="float" office:value="1834941812534" calcext:value-type="float">
            <text:p>1834941812534</text:p>
          </table:table-cell>
          <table:table-cell office:value-type="float" office:value="1832357603180" calcext:value-type="float">
            <text:p>1832357603180</text:p>
          </table:table-cell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1082571058092" calcext:value-type="float">
            <text:p>1082571058092</text:p>
          </table:table-cell>
          <table:table-cell office:value-type="float" office:value="1082571020618" calcext:value-type="float">
            <text:p>1082571020618</text:p>
          </table:table-cell>
          <table:table-cell office:value-type="float" office:value="1082571019371" calcext:value-type="float">
            <text:p>1082571019371</text:p>
          </table:table-cell>
          <table:table-cell office:value-type="float" office:value="1082571019221" calcext:value-type="float">
            <text:p>1082571019221</text:p>
          </table:table-cell>
          <table:table-cell office:value-type="float" office:value="1082571020577" calcext:value-type="float">
            <text:p>1082571020577</text:p>
          </table:table-cell>
          <table:table-cell office:value-type="float" office:value="1082571019243" calcext:value-type="float">
            <text:p>1082571019243</text:p>
          </table:table-cell>
          <table:table-cell office:value-type="float" office:value="1082571019341" calcext:value-type="float">
            <text:p>1082571019341</text:p>
          </table:table-cell>
          <table:table-cell office:value-type="float" office:value="1082571020552" calcext:value-type="float">
            <text:p>1082571020552</text:p>
          </table:table-cell>
          <table:table-cell office:value-type="float" office:value="1082571019199" calcext:value-type="float">
            <text:p>1082571019199</text:p>
          </table:table-cell>
          <table:table-cell office:value-type="float" office:value="1082571018978" calcext:value-type="float">
            <text:p>10825710189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21:37:08.769060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3:17:56.085273803</meta:creation-date>
    <dc:date>2017-05-26T21:55:47.360857041</dc:date>
    <meta:editing-duration>PT9M29S</meta:editing-duration>
    <meta:editing-cycles>3</meta:editing-cycles>
    <meta:generator>LibreOffice/5.1.6.2$Linux_X86_64 LibreOffice_project/10m0$Build-2</meta:generator>
    <meta:document-statistic meta:table-count="1" meta:cell-count="363" meta:object-count="0"/>
  </office:meta>
</office:document-meta>
</file>